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" svg:font-family="ARia"/>
    <style:font-face style:name="Arial" svg:font-family="Arial"/>
    <style:font-face style:name="Arial1" svg:font-family="Arial" style:font-family-generic="swiss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49cm" style:rel-column-width="16383*"/>
    </style:style>
    <style:style style:name="表格1.D" style:family="table-column">
      <style:table-column-properties style:column-width="4.251cm" style:rel-column-width="16386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4.249cm" style:rel-column-width="16383*"/>
    </style:style>
    <style:style style:name="表格2.D" style:family="table-column">
      <style:table-column-properties style:column-width="4.251cm" style:rel-column-width="16386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4.249cm" style:rel-column-width="16383*"/>
    </style:style>
    <style:style style:name="表格3.D" style:family="table-column">
      <style:table-column-properties style:column-width="4.251cm" style:rel-column-width="1638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4.249cm" style:rel-column-width="16383*"/>
    </style:style>
    <style:style style:name="表格4.D" style:family="table-column">
      <style:table-column-properties style:column-width="4.251cm" style:rel-column-width="16386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D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4.249cm" style:rel-column-width="16383*"/>
    </style:style>
    <style:style style:name="表格5.D" style:family="table-column">
      <style:table-column-properties style:column-width="4.251cm" style:rel-column-width="16386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D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067d" officeooo:paragraph-rsid="001553ad"/>
    </style:style>
    <style:style style:name="P2" style:family="paragraph" style:parent-style-name="Standard">
      <style:text-properties fo:font-weight="bold" officeooo:rsid="0005067d" officeooo:paragraph-rsid="0005067d" style:font-weight-asian="bold" style:font-weight-complex="bold"/>
    </style:style>
    <style:style style:name="P3" style:family="paragraph" style:parent-style-name="Standard">
      <style:text-properties fo:font-weight="bold" officeooo:rsid="0006ebb3" officeooo:paragraph-rsid="0006ebb3" style:font-weight-asian="bold" style:font-weight-complex="bold"/>
    </style:style>
    <style:style style:name="P4" style:family="paragraph" style:parent-style-name="Standard">
      <style:text-properties officeooo:rsid="0006ebb3" officeooo:paragraph-rsid="0006ebb3"/>
    </style:style>
    <style:style style:name="P5" style:family="paragraph" style:parent-style-name="Standard">
      <style:text-properties officeooo:rsid="0006ebb3" officeooo:paragraph-rsid="001553ad"/>
    </style:style>
    <style:style style:name="P6" style:family="paragraph" style:parent-style-name="Standard">
      <style:text-properties officeooo:rsid="0008cb6a" officeooo:paragraph-rsid="0008cb6a"/>
    </style:style>
    <style:style style:name="P7" style:family="paragraph" style:parent-style-name="Standard">
      <style:text-properties officeooo:paragraph-rsid="0006ebb3"/>
    </style:style>
    <style:style style:name="P8" style:family="paragraph" style:parent-style-name="Standard">
      <style:text-properties officeooo:rsid="000a937f" officeooo:paragraph-rsid="001553ad"/>
    </style:style>
    <style:style style:name="P9" style:family="paragraph" style:parent-style-name="Standard">
      <style:text-properties officeooo:rsid="000aa0a5" officeooo:paragraph-rsid="000c959a"/>
    </style:style>
    <style:style style:name="P10" style:family="paragraph" style:parent-style-name="Standard">
      <style:text-properties officeooo:rsid="000aa0a5" officeooo:paragraph-rsid="001553ad"/>
    </style:style>
    <style:style style:name="P11" style:family="paragraph" style:parent-style-name="Standard">
      <style:text-properties officeooo:rsid="000d4394" officeooo:paragraph-rsid="000d4394"/>
    </style:style>
    <style:style style:name="P12" style:family="paragraph" style:parent-style-name="Standard">
      <style:text-properties officeooo:rsid="000d4394" officeooo:paragraph-rsid="000e4c76"/>
    </style:style>
    <style:style style:name="P13" style:family="paragraph" style:parent-style-name="Standard">
      <style:text-properties officeooo:paragraph-rsid="000ef5b1"/>
    </style:style>
    <style:style style:name="P14" style:family="paragraph" style:parent-style-name="Standard">
      <style:text-properties officeooo:rsid="000f0022" officeooo:paragraph-rsid="000f0022"/>
    </style:style>
    <style:style style:name="P15" style:family="paragraph" style:parent-style-name="Standard">
      <style:text-properties officeooo:rsid="000fd00e" officeooo:paragraph-rsid="000fd00e"/>
    </style:style>
    <style:style style:name="P16" style:family="paragraph" style:parent-style-name="Standard">
      <style:text-properties officeooo:paragraph-rsid="000fd00e"/>
    </style:style>
    <style:style style:name="P17" style:family="paragraph" style:parent-style-name="Standard">
      <style:text-properties fo:font-size="11pt" fo:font-weight="bold" officeooo:rsid="000d4394" officeooo:paragraph-rsid="000c959a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2pt" fo:font-weight="bold" officeooo:rsid="000d4394" officeooo:paragraph-rsid="000d4394" style:font-name-asian="Arial1" style:font-size-asian="12pt" style:font-weight-asian="bold" style:font-size-complex="12pt" style:font-weight-complex="bold"/>
    </style:style>
    <style:style style:name="P19" style:family="paragraph" style:parent-style-name="Standard">
      <style:text-properties officeooo:rsid="0012cffe" officeooo:paragraph-rsid="0012cffe"/>
    </style:style>
    <style:style style:name="P20" style:family="paragraph" style:parent-style-name="Standard">
      <style:text-properties officeooo:rsid="0012cffe" officeooo:paragraph-rsid="001553ad"/>
    </style:style>
    <style:style style:name="P21" style:family="paragraph" style:parent-style-name="Standard">
      <style:text-properties officeooo:rsid="0013a96a" officeooo:paragraph-rsid="0013a96a"/>
    </style:style>
    <style:style style:name="P22" style:family="paragraph" style:parent-style-name="Standard">
      <style:text-properties officeooo:paragraph-rsid="001553ad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fo:font-size="11pt" style:text-underline-style="none" style:text-blinking="false" fo:background-color="transparent" style:font-size-asian="11pt" style:font-size-complex="11p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27" style:family="paragraph" style:parent-style-name="Text_20_body">
      <style:paragraph-properties fo:line-height="138%" style:writing-mode="lr-tb"/>
      <style:text-properties fo:font-size="11pt" style:font-size-asian="11pt" style:font-size-complex="11pt"/>
    </style:style>
    <style:style style:name="P28" style:family="paragraph" style:parent-style-name="Table_20_Contents">
      <style:text-properties officeooo:rsid="0012cffe" officeooo:paragraph-rsid="0012cffe"/>
    </style:style>
    <style:style style:name="P29" style:family="paragraph" style:parent-style-name="Table_20_Contents">
      <style:text-properties officeooo:rsid="000e4c76" officeooo:paragraph-rsid="000e4c76"/>
    </style:style>
    <style:style style:name="P30" style:family="paragraph" style:parent-style-name="Table_20_Contents">
      <style:text-properties officeooo:rsid="000e4c76" officeooo:paragraph-rsid="000ef5b1"/>
    </style:style>
    <style:style style:name="P31" style:family="paragraph" style:parent-style-name="Table_20_Contents">
      <style:text-properties officeooo:rsid="000e4c76" officeooo:paragraph-rsid="000fd00e"/>
    </style:style>
    <style:style style:name="P32" style:family="paragraph" style:parent-style-name="Table_20_Contents">
      <style:text-properties officeooo:paragraph-rsid="000e4c76"/>
    </style:style>
    <style:style style:name="P33" style:family="paragraph" style:parent-style-name="Table_20_Contents">
      <style:text-properties officeooo:paragraph-rsid="000ef5b1"/>
    </style:style>
    <style:style style:name="P34" style:family="paragraph" style:parent-style-name="Table_20_Contents">
      <style:text-properties officeooo:rsid="000f0022" officeooo:paragraph-rsid="000f0022"/>
    </style:style>
    <style:style style:name="P35" style:family="paragraph" style:parent-style-name="Table_20_Contents">
      <style:text-properties officeooo:rsid="000f0022" officeooo:paragraph-rsid="000fd00e"/>
    </style:style>
    <style:style style:name="P36" style:family="paragraph" style:parent-style-name="Table_20_Contents">
      <style:text-properties officeooo:paragraph-rsid="000fd00e"/>
    </style:style>
    <style:style style:name="P37" style:family="paragraph" style:parent-style-name="Table_20_Contents">
      <style:text-properties officeooo:rsid="000fd00e" officeooo:paragraph-rsid="000fd00e"/>
    </style:style>
    <style:style style:name="T1" style:family="text">
      <style:text-properties style:font-name="Arial" fo:font-style="normal" fo:font-weight="normal"/>
    </style:style>
    <style:style style:name="T2" style:family="text">
      <style:text-properties style:font-name-asian="Arial" style:font-style-asian="normal" style:font-weight-asian="normal"/>
    </style:style>
    <style:style style:name="T3" style:family="text">
      <style:text-properties officeooo:rsid="0005067d"/>
    </style:style>
    <style:style style:name="T4" style:family="text">
      <style:text-properties officeooo:rsid="0006ebb3"/>
    </style:style>
    <style:style style:name="T5" style:family="text">
      <style:text-properties officeooo:rsid="0008cb6a"/>
    </style:style>
    <style:style style:name="T6" style:family="text">
      <style:text-properties officeooo:rsid="000a937f"/>
    </style:style>
    <style:style style:name="T7" style:family="text">
      <style:text-properties officeooo:rsid="000c959a"/>
    </style:style>
    <style:style style:name="T8" style:family="text">
      <style:text-properties officeooo:rsid="000e19d2"/>
    </style:style>
    <style:style style:name="T9" style:family="text">
      <style:text-properties officeooo:rsid="000e4c76"/>
    </style:style>
    <style:style style:name="T10" style:family="text">
      <style:text-properties officeooo:rsid="000f0022"/>
    </style:style>
    <style:style style:name="T11" style:family="text">
      <style:text-properties officeooo:rsid="000fd00e"/>
    </style:style>
    <style:style style:name="T12" style:family="text">
      <style:text-properties officeooo:rsid="0013a96a"/>
    </style:style>
    <style:style style:name="T13" style:family="text">
      <style:text-properties officeooo:rsid="001553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docs-internal-guid-21025f55-861e-45e9-3f28-cf85cbd4c7e6"/>Performance study report</text:p>
      <text:p text:style-name="P25"><text:span text:style-name="T1">B03901179  </text:span><text:span text:style-name="T2">温明浩</text:span></text:p>
      <text:p text:style-name="P27"/>
      <text:p text:style-name="P26">資料結構實作</text:p>
      <text:p text:style-name="P24">Array：</text:p>
      <text:p text:style-name="P22"><text:tab/>利用_size儲存目前大小<text:span text:style-name="T3">，_capacity儲存總共可用空間，當空間不足時，就會申請更大空間（實作為兩倍），將舊資料整個複製過去，再把舊空間釋放。因此，資料在記憶體裡永遠是連續的，iterator在移動時可以直接指到下一塊記憶體，對於每筆資料可以輕易取得位置，end()也很直觀。</text:span></text:p>
      <text:p text:style-name="Standard"/>
      <text:p text:style-name="P2">Dlist：</text:p>
      <text:p text:style-name="P1"><text:tab/>資料為不連續，每個node 會有_next &amp; _prev pointer 去紀錄前後資料位置，因此iterator在移動時需要透過此二pointer去得到下一個node的位置<text:span text:style-name="T13">。</text:span>另外，會設置dummy node串聯頭尾，方便取得begin、end<text:span text:style-name="T13">。</text:span></text:p>
      <text:p text:style-name="P22"><text:span text:style-name="T3"><text:tab/>在sorting方面會花較多時間找資料。為避免多次查找，在此選擇將資料全部複製到新開的array，透過STL的sort()，最後再放回去，不但code簡潔容易，速度上也比</text:span>bubble, <text:span text:style-name="T4">insertion快很多，但是會花費額外的記憶體空間。</text:span></text:p>
      <text:p text:style-name="P7"/>
      <text:p text:style-name="P3">Bst：</text:p>
      <text:p text:style-name="P5"><text:tab/>每個node會儲存_lchild、_rchild、_parent的位置，BSTree存放_root、_size<text:span text:style-name="T13">。</text:span>使用_parent pointer在於能夠往上追蹤<text:span text:style-name="T5">，而非單向往下。</text:span></text:p>
      <text:p text:style-name="P5"><text:tab/>新增資料時從_root開始，大於的往右存放，小於等於則往左，找到末端點就利用pointer連結<text:span text:style-name="T13">。</text:span></text:p>
      <text:p text:style-name="P4">刪除資料時<text:span text:style-name="T5">，分成三種：</text:span></text:p>
      <text:p text:style-name="P4"><text:tab/>沒有<text:span text:style-name="T5">children：只要刪除即可</text:span></text:p>
      <text:p text:style-name="P4"><text:tab/>一個child<text:span text:style-name="T5">：將小孩與上面的父母連結後再刪除</text:span></text:p>
      <text:p text:style-name="P4"><text:tab/>兩個child：向下尋找<text:span text:style-name="T5">next larger的node ，用他取代即將被刪除的node</text:span></text:p>
      <text:p text:style-name="P6"><text:tab/>另外，如果刪除的為root，也要去更新它</text:p>
      <text:p text:style-name="P6"/>
      <text:p text:style-name="P6"><text:s text:c="3"/>iterator++：向下尋找next large<text:span text:style-name="T6">r node，如果搜尋不到，則向上找parent，如果也為NULL則代表為最大，回傳NULL</text:span></text:p>
      <text:p text:style-name="P8"><text:s text:c="3"/>iterator--： <text:span text:style-name="T5">向下尋找next smaller</text:span> node，如果搜尋不到，則向上找parent<text:span text:style-name="T13">。</text:span></text:p>
      <text:p text:style-name="P10"><text:s text:c="3"/>iterator除了有_node之外，還有一個_getRoot，當呼叫<text:span text:style-name="T7">end時，會把_root傳入，之後再處理—時，利用它來尋找最大值。</text:span></text:p>
      <text:p text:style-name="P9"/>
      <text:p text:style-name="P17"/>
      <text:p text:style-name="P18">實驗設計：</text:p>
      <text:p text:style-name="P11">test 1:小量資料增減 +<text:span text:style-name="T8">5</text:span>000、-<text:span text:style-name="T8">10</text:span>00、+<text:span text:style-name="T8">7</text:span>000、-<text:span text:style-name="T8">5</text:span>000、+5000</text:p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Table_20_Contents"/>
          </table:table-cell>
          <table:table-cell table:style-name="表格1.A1" office:value-type="string">
            <text:p text:style-name="P29">Array</text:p>
          </table:table-cell>
          <table:table-cell table:style-name="表格1.A1" office:value-type="string">
            <text:p text:style-name="P29">Dlist</text:p>
          </table:table-cell>
          <table:table-cell table:style-name="表格1.D1" office:value-type="string">
            <text:p text:style-name="P29">Bst</text:p>
          </table:table-cell>
        </table:table-row>
        <table:table-row>
          <table:table-cell table:style-name="表格1.A2" office:value-type="string">
            <text:p text:style-name="P28">Time(second)</text:p>
          </table:table-cell>
          <table:table-cell table:style-name="表格1.A2" office:value-type="string">
            <text:p text:style-name="P29">0</text:p>
          </table:table-cell>
          <table:table-cell table:style-name="表格1.A2" office:value-type="string">
            <text:p text:style-name="P29">0</text:p>
          </table:table-cell>
          <table:table-cell table:style-name="表格1.D2" office:value-type="string">
            <text:p text:style-name="P29">0</text:p>
          </table:table-cell>
        </table:table-row>
        <table:table-row>
          <table:table-cell table:style-name="表格1.A2" office:value-type="string">
            <text:p text:style-name="P28">Memory Used(Mb)</text:p>
          </table:table-cell>
          <table:table-cell table:style-name="表格1.A2" office:value-type="string">
            <text:p text:style-name="P29">0.3771</text:p>
          </table:table-cell>
          <table:table-cell table:style-name="表格1.A2" office:value-type="string">
            <text:p text:style-name="P29">0.4492</text:p>
          </table:table-cell>
          <table:table-cell table:style-name="表格1.D2" office:value-type="string">
            <text:p text:style-name="P29">0.4648</text:p>
          </table:table-cell>
        </table:table-row>
      </table:table>
      <text:p text:style-name="P12">test <text:span text:style-name="T9">2</text:span>:中量資料增減 <text:span text:style-name="T9">+1</text:span>00<text:span text:style-name="T9">0</text:span>0、-<text:span text:style-name="T9">50</text:span>00、+<text:span text:style-name="T9">30</text:span>000、-<text:span text:style-name="T9">25</text:span>000、+5000<text:span text:style-name="T9">0</text:span></text:p>
      <text:p text:style-name="P12"/>
      <table:table table:name="表格2" table:style-name="表格2">
        <table:table-column table:style-name="表格2.A" table:number-columns-repeated="3"/>
        <table:table-column table:style-name="表格2.D"/>
        <table:table-row>
          <table:table-cell table:style-name="表格2.A1" office:value-type="string">
            <text:p text:style-name="P32"/>
          </table:table-cell>
          <table:table-cell table:style-name="表格2.A1" office:value-type="string">
            <text:p text:style-name="P29">Array</text:p>
          </table:table-cell>
          <table:table-cell table:style-name="表格2.A1" office:value-type="string">
            <text:p text:style-name="P29">Dlist</text:p>
          </table:table-cell>
          <table:table-cell table:style-name="表格2.D1" office:value-type="string">
            <text:p text:style-name="P29">Bst</text:p>
          </table:table-cell>
        </table:table-row>
        <table:table-row>
          <table:table-cell table:style-name="表格2.A2" office:value-type="string">
            <text:p text:style-name="P28">Time(second)</text:p>
          </table:table-cell>
          <table:table-cell table:style-name="表格2.A2" office:value-type="string">
            <text:p text:style-name="P29">0.03</text:p>
          </table:table-cell>
          <table:table-cell table:style-name="表格2.A2" office:value-type="string">
            <text:p text:style-name="P29">0.01</text:p>
          </table:table-cell>
          <table:table-cell table:style-name="表格2.D2" office:value-type="string">
            <text:p text:style-name="P29">0.04</text:p>
          </table:table-cell>
        </table:table-row>
        <table:table-row>
          <table:table-cell table:style-name="表格2.A2" office:value-type="string">
            <text:p text:style-name="P28">Memory Used(Mb)</text:p>
          </table:table-cell>
          <table:table-cell table:style-name="表格2.A2" office:value-type="string">
            <text:p text:style-name="P29">2.186</text:p>
          </table:table-cell>
          <table:table-cell table:style-name="表格2.A2" office:value-type="string">
            <text:p text:style-name="P29">3.34</text:p>
          </table:table-cell>
          <table:table-cell table:style-name="表格2.D2" office:value-type="string">
            <text:p text:style-name="P29">3.281</text:p>
          </table:table-cell>
        </table:table-row>
      </table:table>
      <text:p text:style-name="P12">test <text:span text:style-name="T9">3</text:span>:大量資料增減 <text:span text:style-name="T9">+100000</text:span>、-<text:span text:style-name="T9">50</text:span>00<text:span text:style-name="T9">0</text:span>、+<text:span text:style-name="T9">30</text:span>000<text:span text:style-name="T9">0</text:span>、-<text:span text:style-name="T9">25</text:span>000<text:span text:style-name="T9">0</text:span>、+5000<text:span text:style-name="T9">00</text:span></text:p>
      <text:p text:style-name="P12"/>
      <table:table table:name="表格3" table:style-name="表格3">
        <table:table-column table:style-name="表格3.A" table:number-columns-repeated="3"/>
        <table:table-column table:style-name="表格3.D"/>
        <table:table-row>
          <table:table-cell table:style-name="表格3.A1" office:value-type="string">
            <text:p text:style-name="P32"/>
          </table:table-cell>
          <table:table-cell table:style-name="表格3.A1" office:value-type="string">
            <text:p text:style-name="P29">Array</text:p>
          </table:table-cell>
          <table:table-cell table:style-name="表格3.A1" office:value-type="string">
            <text:p text:style-name="P29">Dlist</text:p>
          </table:table-cell>
          <table:table-cell table:style-name="表格3.D1" office:value-type="string">
            <text:p text:style-name="P29">Bst</text:p>
          </table:table-cell>
        </table:table-row>
        <table:table-row>
          <table:table-cell table:style-name="表格3.A2" office:value-type="string">
            <text:p text:style-name="P28">Time(second)</text:p>
          </table:table-cell>
          <table:table-cell table:style-name="表格3.A2" office:value-type="string">
            <text:p text:style-name="P29">0.45</text:p>
          </table:table-cell>
          <table:table-cell table:style-name="表格3.A2" office:value-type="string">
            <text:p text:style-name="P29">0.16</text:p>
          </table:table-cell>
          <table:table-cell table:style-name="表格3.D2" office:value-type="string">
            <text:p text:style-name="P29">1.06</text:p>
          </table:table-cell>
        </table:table-row>
        <text:soft-page-break/>
        <table:table-row>
          <table:table-cell table:style-name="表格3.A2" office:value-type="string">
            <text:p text:style-name="P28">Memory Used(Mb)</text:p>
          </table:table-cell>
          <table:table-cell table:style-name="表格3.A2" office:value-type="string">
            <text:p text:style-name="P29">47.94</text:p>
          </table:table-cell>
          <table:table-cell table:style-name="表格3.A2" office:value-type="string">
            <text:p text:style-name="P29">36.29</text:p>
          </table:table-cell>
          <table:table-cell table:style-name="表格3.D2" office:value-type="string">
            <text:p text:style-name="P29">36.27</text:p>
          </table:table-cell>
        </table:table-row>
      </table:table>
      <text:p text:style-name="P12">test <text:span text:style-name="T9">4</text:span>:巨量資料<text:span text:style-name="T9">sorting +1000000 </text:span></text:p>
      <text:p text:style-name="P21">括號內為未sorting的時間消耗量</text:p>
      <table:table table:name="表格4" table:style-name="表格4">
        <table:table-column table:style-name="表格4.A" table:number-columns-repeated="3"/>
        <table:table-column table:style-name="表格4.D"/>
        <table:table-row>
          <table:table-cell table:style-name="表格4.A1" office:value-type="string">
            <text:p text:style-name="P33"/>
          </table:table-cell>
          <table:table-cell table:style-name="表格4.A1" office:value-type="string">
            <text:p text:style-name="P30">Array</text:p>
          </table:table-cell>
          <table:table-cell table:style-name="表格4.A1" office:value-type="string">
            <text:p text:style-name="P30">Dlist</text:p>
          </table:table-cell>
          <table:table-cell table:style-name="表格4.D1" office:value-type="string">
            <text:p text:style-name="P30">Bst</text:p>
          </table:table-cell>
        </table:table-row>
        <table:table-row>
          <table:table-cell table:style-name="表格4.A2" office:value-type="string">
            <text:p text:style-name="P28">Time(second)</text:p>
          </table:table-cell>
          <table:table-cell table:style-name="表格4.A2" office:value-type="string">
            <text:p text:style-name="P30">0.<text:span text:style-name="T10">87(0.51)</text:span></text:p>
          </table:table-cell>
          <table:table-cell table:style-name="表格4.A2" office:value-type="string">
            <text:p text:style-name="P34">0.78<text:span text:style-name="T12">(0.17)</text:span></text:p>
          </table:table-cell>
          <table:table-cell table:style-name="表格4.D2" office:value-type="string">
            <text:p text:style-name="P30">1.<text:span text:style-name="T10">14</text:span></text:p>
          </table:table-cell>
        </table:table-row>
        <table:table-row>
          <table:table-cell table:style-name="表格4.A2" office:value-type="string">
            <text:p text:style-name="P28">Memory Used(Mb)</text:p>
          </table:table-cell>
          <table:table-cell table:style-name="表格4.A2" office:value-type="string">
            <text:p text:style-name="P30">4<text:span text:style-name="T10">8.01</text:span></text:p>
          </table:table-cell>
          <table:table-cell table:style-name="表格4.A2" office:value-type="string">
            <text:p text:style-name="P34">91.29</text:p>
          </table:table-cell>
          <table:table-cell table:style-name="表格4.D2" office:value-type="string">
            <text:p text:style-name="P34">60.<text:span text:style-name="T11">78</text:span></text:p>
          </table:table-cell>
        </table:table-row>
      </table:table>
      <text:p text:style-name="P13"/>
      <text:p text:style-name="P14">Test 5 巨量資料print +1000000 </text:p>
      <text:p text:style-name="P15"/>
      <table:table table:name="表格5" table:style-name="表格5">
        <table:table-column table:style-name="表格5.A" table:number-columns-repeated="3"/>
        <table:table-column table:style-name="表格5.D"/>
        <table:table-row>
          <table:table-cell table:style-name="表格5.A1" office:value-type="string">
            <text:p text:style-name="P36"/>
          </table:table-cell>
          <table:table-cell table:style-name="表格5.A1" office:value-type="string">
            <text:p text:style-name="P31">Array</text:p>
          </table:table-cell>
          <table:table-cell table:style-name="表格5.A1" office:value-type="string">
            <text:p text:style-name="P31">Dlist</text:p>
          </table:table-cell>
          <table:table-cell table:style-name="表格5.D1" office:value-type="string">
            <text:p text:style-name="P31">Bst</text:p>
          </table:table-cell>
        </table:table-row>
        <table:table-row>
          <table:table-cell table:style-name="表格5.A2" office:value-type="string">
            <text:p text:style-name="P28">Time(second)</text:p>
          </table:table-cell>
          <table:table-cell table:style-name="表格5.A2" office:value-type="string">
            <text:p text:style-name="P31">0.<text:span text:style-name="T11">9</text:span></text:p>
          </table:table-cell>
          <table:table-cell table:style-name="表格5.A2" office:value-type="string">
            <text:p text:style-name="P35">0.<text:span text:style-name="T11">66</text:span></text:p>
          </table:table-cell>
          <table:table-cell table:style-name="表格5.D2" office:value-type="string">
            <text:p text:style-name="P31">1.<text:span text:style-name="T11">89</text:span></text:p>
          </table:table-cell>
        </table:table-row>
        <table:table-row>
          <table:table-cell table:style-name="表格5.A2" office:value-type="string">
            <text:p text:style-name="P28">Memory Used(Mb)</text:p>
          </table:table-cell>
          <table:table-cell table:style-name="表格5.A2" office:value-type="string">
            <text:p text:style-name="P37">47.87</text:p>
          </table:table-cell>
          <table:table-cell table:style-name="表格5.A2" office:value-type="string">
            <text:p text:style-name="P37">60.8</text:p>
          </table:table-cell>
          <table:table-cell table:style-name="表格5.D2" office:value-type="string">
            <text:p text:style-name="P35">60.<text:span text:style-name="T11">68</text:span></text:p>
          </table:table-cell>
        </table:table-row>
      </table:table>
      <text:p text:style-name="P16"/>
      <text:p text:style-name="P19">在小量資料時，三種方式的存取都差不多</text:p>
      <text:p text:style-name="P19">但是到了大資料量時，因為Array要一直複製刪除，而增加不少時間，而bst則在insert部份就花了相當時間，Dlist因為只需要串聯起來，故花費最少時間</text:p>
      <text:p text:style-name="P19">在sorting的部份，Dlist在sort的複雜度並非為n^2，雖然速度上稍微輸給<text:span text:style-name="T13">array(因為要將資料取出再放入)，但是整體還是比較快的。</text:span></text:p>
      <text:p text:style-name="P19">由於<text:span text:style-name="T13">Dlist兩個pointer，而資料容量小於8byte，因此Dlist所佔記憶體還是比較大</text:span></text:p>
      <text:p text:style-name="P20">不過再<text:span text:style-name="T13">print時，因為iterator複雜度的關係，因此array還是比較快的，而bst則因為要一直繞，所以速度上比較慢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" svg:font-family="ARia"/>
    <style:font-face style:name="Arial" svg:font-family="Arial"/>
    <style:font-face style:name="Arial1" svg:font-family="Arial" style:font-family-generic="swiss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7:01:22.366675102</meta:creation-date>
    <dc:date>2016-11-21T23:31:45.673303883</dc:date>
    <meta:editing-duration>PT41M45S</meta:editing-duration>
    <meta:editing-cycles>8</meta:editing-cycles>
    <meta:generator>LibreOffice/5.1.4.2$Linux_X86_64 LibreOffice_project/10m0$Build-2</meta:generator>
    <meta:document-statistic meta:table-count="5" meta:image-count="0" meta:object-count="0" meta:page-count="2" meta:paragraph-count="86" meta:word-count="909" meta:character-count="1739" meta:non-whitespace-character-count="1684"/>
  </office:meta>
</office:document-meta>
</file>